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7A41079770E3CF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1cm" fo:margin-right="0cm" fo:margin-top="0.3cm" fo:margin-bottom="0.3cm" loext:contextual-spacing="false" fo:text-indent="0cm" style:auto-text-indent="false" style:page-number="auto" fo:background-color="transparen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cm" fo:margin-right="1cm" fo:margin-top="0.3cm" fo:margin-bottom="0.3cm" loext:contextual-spacing="false" fo:line-height="150%" fo:text-align="justify" style:justify-single-word="false" fo:text-indent="0cm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1cm" fo:margin-right="1cm" fo:margin-top="0.3cm" fo:margin-bottom="0.3cm" loext:contextual-spacing="false" fo:line-height="150%" fo:text-align="end" style:justify-single-word="false" fo:text-indent="0cm" style:auto-text-indent="false" fo:background-color="transparent"/>
      <style:text-properties officeooo:paragraph-rsid="00047ca3"/>
    </style:style>
    <style:style style:name="P5" style:family="paragraph" style:parent-style-name="Standard" style:master-page-name="">
      <loext:graphic-properties draw:fill="none"/>
      <style:paragraph-properties fo:margin-left="1cm" fo:margin-right="1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888a8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79c3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1cm" svg:stroke-color="#000000" draw:marker-start="" draw:marker-start-width="0.381cm" draw:marker-start-center="false" draw:marker-end="" draw:marker-end-width="0.381cm" draw:marker-end-center="false" draw:stroke-linejoin="miter" draw:fill="solid" draw:fill-color="#888a85" draw:textarea-horizontal-align="center" draw:textarea-vertical-align="middle" draw:auto-grow-height="false" draw:fit-to-size="false" fo:min-height="3.413cm" fo:min-width="13.813cm" fo:padding-top="0.157cm" fo:padding-bottom="0.157cm" fo:padding-left="0.277cm" fo:padding-right="0.277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33cm" svg:y="7.632cm" svg:width="7.488cm" draw:z-index="2">
        <draw:text-box fo:min-height="3.494cm">
          <text:p text:style-name="P2"><text:database-display text:table-name="lista_adresowa_kl1ag2" text:table-type="table" text:column-name="Tytuł" text:database-name="lista_adresowa_kl1ag2">Pan</text:database-display><text:hidden-paragraph text:condition="ooow:![lista_adresowa_kl1ag2.lista_adresowa_kl1ag2.Tytuł]"/></text:p>
          <text:p text:style-name="P2"><text:database-display text:table-name="lista_adresowa_kl1ag2" text:table-type="table" text:column-name="Imię" text:database-name="lista_adresowa_kl1ag2">Jan</text:database-display><text:span text:style-name="T1"><text:s/></text:span><text:span text:style-name="T1"><text:database-display text:table-name="lista_adresowa_kl1ag2" text:table-type="table" text:column-name="Nazwisko" text:database-name="lista_adresowa_kl1ag2">Kowalski</text:database-display></text:span><text:span text:style-name="T1"><text:hidden-paragraph text:condition="ooow:![lista_adresowa_kl1ag2.lista_adresowa_kl1ag2.Imię] AND ![lista_adresowa_kl1ag2.lista_adresowa_kl1ag2.Nazwisko]"/></text:span></text:p>
          <text:p text:style-name="P2"><text:database-display text:table-name="lista_adresowa_kl1ag2" text:table-type="table" text:column-name="Linia adresu 1" text:database-name="lista_adresowa_kl1ag2">ul. T. Kościuszki 3/4</text:database-display><text:hidden-paragraph text:condition="ooow:![lista_adresowa_kl1ag2.lista_adresowa_kl1ag2.Linia adresu 1]"/></text:p>
          <text:p text:style-name="P2"><text:database-display text:table-name="lista_adresowa_kl1ag2" text:table-type="table" text:column-name="Kod pocztowy" text:database-name="lista_adresowa_kl1ag2">27-600</text:database-display><text:span text:style-name="T1"><text:s/></text:span><text:span text:style-name="T1"><text:database-display text:table-name="lista_adresowa_kl1ag2" text:table-type="table" text:column-name="Miejscowość" text:database-name="lista_adresowa_kl1ag2">Sandomierz</text:database-display></text:span><text:span text:style-name="T1"><text:hidden-paragraph text:condition="ooow:![lista_adresowa_kl1ag2.lista_adresowa_kl1ag2.Kod pocztowy] AND ![lista_adresowa_kl1ag2.lista_adresowa_kl1ag2.Miejscowość]"/></text:span></text:p>
        </draw:text-box>
      </draw:frame>
      <text:p text:style-name="Standard"><draw:custom-shape text:anchor-type="paragraph" draw:z-index="0" draw:style-name="gr1" draw:text-style-name="P7" svg:width="14.366cm" svg:height="3.726cm" svg:x="1.517cm" svg:y="0.012cm"><text:p text:style-name="P6"><text:span text:style-name="T2">Zaproszenie 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00000000280000001E07A41079770E3CFDF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P1"/>
      <text:p text:style-name="P5">Niniejszym mamy przyjemność zaprosić <text:database-display text:table-name="lista_adresowa_kl1ag2" text:table-type="table" text:column-name="Płeć" text:database-name="lista_adresowa_kl1ag2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4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7.615995598</meta:creation-date>
    <dc:date>2017-11-06T10:34:31.010502865</dc:date>
    <meta:editing-duration>PT4M1S</meta:editing-duration>
    <meta:editing-cycles>3</meta:editing-cycles>
    <meta:generator>LibreOffice/5.4.2.2.0$Linux_X86_64 LibreOffice_project/40m0$Build-2</meta:generator>
    <meta:document-statistic meta:table-count="1" meta:image-count="1" meta:object-count="0" meta:page-count="1" meta:paragraph-count="7" meta:word-count="50" meta:character-count="385" meta:non-whitespace-character-count="342"/>
  </office:meta>
</office:document-meta>
</file>